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12*1.18^[.A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2*1.18^[.A2]" office:value-type="float" office:value="14.16" calcext:value-type="float">
            <text:p>14.1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2*1.18^[.A3]" office:value-type="float" office:value="16.7088" calcext:value-type="float">
            <text:p>16.708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2*1.18^[.A4]" office:value-type="float" office:value="19.716384" calcext:value-type="float">
            <text:p>19.716384</text:p>
          </table:table-cell>
          <table:table-cell table:number-columns-repeated="2"/>
          <table:table-cell office:value-type="string" calcext:value-type="string">
            <text:p>inco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ncome/cost rati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2*1.18^[.A5]" office:value-type="float" office:value="23.26533312" calcext:value-type="float">
            <text:p>23.26533312</text:p>
          </table:table-cell>
          <table:table-cell/>
          <table:table-cell office:value-type="string" calcext:value-type="string">
            <text:p>ma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]/[.F5]" office:value-type="float" office:value="0.333333333333333" calcext:value-type="float">
            <text:p>0.333333333333333</text:p>
          </table:table-cell>
          <table:table-cell table:formula="of:=[.G5]*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2*1.18^[.A6]" office:value-type="float" office:value="27.4530930816" calcext:value-type="float">
            <text:p>27.4530930816</text:p>
          </table:table-cell>
          <table:table-cell/>
          <table:table-cell office:value-type="string" calcext:value-type="string">
            <text:p>mystic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E6]/[.F6]" office:value-type="float" office:value="0.425" calcext:value-type="float">
            <text:p>0.425</text:p>
          </table:table-cell>
          <table:table-cell table:formula="of:=[.G6]*3" office:value-type="float" office:value="1.275" calcext:value-type="float">
            <text:p>1.275</text:p>
          </table:table-cell>
          <table:table-cell office:value-type="string" calcext:value-type="string">
            <text:p>2c -1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2*1.18^[.A7]" office:value-type="float" office:value="32.394649836288" calcext:value-type="float">
            <text:p>32.394649836288</text:p>
          </table:table-cell>
          <table:table-cell/>
          <table:table-cell office:value-type="string" calcext:value-type="string">
            <text:p>alchemis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7]/[.F7]" office:value-type="float" office:value="0.5" calcext:value-type="float">
            <text:p>0.5</text:p>
          </table:table-cell>
          <table:table-cell table:formula="of:=[.G7]*3" office:value-type="float" office:value="1.5" calcext:value-type="float">
            <text:p>1.5</text:p>
          </table:table-cell>
          <table:table-cell office:value-type="string" calcext:value-type="string">
            <text:p>75% 3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2*1.18^[.A8]" office:value-type="float" office:value="38.2256868068198" calcext:value-type="float">
            <text:p>38.2256868068198</text:p>
          </table:table-cell>
          <table:table-cell/>
          <table:table-cell office:value-type="string" calcext:value-type="string">
            <text:p>merchant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table:formula="of:=[.E8]/[.F8]" office:value-type="float" office:value="0.55" calcext:value-type="float">
            <text:p>0.55</text:p>
          </table:table-cell>
          <table:table-cell table:formula="of:=[.G8]*3" office:value-type="float" office:value="1.65" calcext:value-type="float">
            <text:p>1.65</text:p>
          </table:table-cell>
          <table:table-cell office:value-type="string" calcext:value-type="string">
            <text:p>4c 3 owls on sa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2*1.18^[.A9]" office:value-type="float" office:value="45.1063104320474" calcext:value-type="float">
            <text:p>45.106310432047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2*1.18^[.A10]" office:value-type="float" office:value="53.2254463098159" calcext:value-type="float">
            <text:p>53.225446309815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2*1.18^[.A11]" office:value-type="float" office:value="62.8060266455828" calcext:value-type="float">
            <text:p>62.8060266455828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ttack/cost rati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rcher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12]/[.F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pear-owl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</text:p>
          </table:table-cell>
          <table:table-cell table:formula="of:=[.E13]/[.F13]" office:value-type="float" office:value="1.25" calcext:value-type="float">
            <text:p>1.25</text:p>
          </table:table-cell>
          <table:table-cell/>
          <table:table-cell office:value-type="string" calcext:value-type="string">
            <text:p>5, 25% 10</text:p>
          </table:table-cell>
        </table:table-row>
        <table:table-row table:style-name="ro1">
          <table:table-cell office:value-type="string" calcext:value-type="string">
            <text:p>was 1.16</text:p>
          </table:table-cell>
          <table:table-cell table:number-columns-repeated="2"/>
          <table:table-cell office:value-type="string" calcext:value-type="string">
            <text:p>thug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E14]/[.F14]" office:value-type="float" office:value="1.85714285714286" calcext:value-type="float">
            <text:p>1.85714285714286</text:p>
          </table:table-cell>
          <table:table-cell/>
          <table:table-cell office:value-type="string" calcext:value-type="string">
            <text:p>13k -1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ergy knight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E15]/[.F15]" office:value-type="float" office:value="2.36363636363636" calcext:value-type="float">
            <text:p>2.363636363636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09:03:34.7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22:21:58.375000000</meta:creation-date>
    <dc:date>2021-06-30T09:17:57.621000000</dc:date>
    <meta:editing-duration>PT47M51S</meta:editing-duration>
    <meta:editing-cycles>13</meta:editing-cycles>
    <meta:generator>LibreOffice/6.2.8.2$Windows_X86_64 LibreOffice_project/f82ddfca21ebc1e222a662a32b25c0c9d20169ee</meta:generator>
    <meta:document-statistic meta:table-count="1" meta:cell-count="70" meta:object-count="0"/>
  </office:meta>
</office:document-meta>
</file>